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2.57">
            <text:p>12.570</text:p>
          </table:table-cell>
          <table:table-cell office:value-type="float" office:value="10">
            <text:p>10</text:p>
          </table:table-cell>
          <table:table-cell table:formula="of:=[.C3]*1.01" office:value-type="float" office:value="13.8851001164188">
            <text:p>13.885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98">
            <text:p>11.98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3.2333730624262">
            <text:p>13.2334</text:p>
          </table:table-cell>
          <table:table-cell table:style-name="ce3" office:value-type="float" office:value="12.95">
            <text:p>12.95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4.3048565240751">
            <text:p>14.3049</text:p>
          </table:table-cell>
          <table:table-cell table:style-name="ce3" office:value-type="float" office:value="18.21">
            <text:p>18.21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20.115168903738">
            <text:p>20.115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2.57">
            <text:p>12.5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3.7476238776424">
            <text:p>13.747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98">
            <text:p>11.98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3.1023495667586">
            <text:p>13.1023</text:p>
          </table:table-cell>
          <table:table-cell table:style-name="ce4" table:formula="of:=[.V2]" office:value-type="float" office:value="12.95">
            <text:p>12.95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4.1632242812625">
            <text:p>14.1632</text:p>
          </table:table-cell>
          <table:table-cell table:style-name="ce4" table:formula="of:=[.Y2]" office:value-type="float" office:value="18.21">
            <text:p>18.21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9.9160088155822">
            <text:p>19.9160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2.57">
            <text:p>12.5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3.611508789745">
            <text:p>13.6115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98">
            <text:p>11.98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9726233334244">
            <text:p>12.9726</text:p>
          </table:table-cell>
          <table:table-cell table:style-name="ce4" table:formula="of:=[.V3]" office:value-type="float" office:value="12.95">
            <text:p>12.95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4.0229943378836">
            <text:p>14.0230</text:p>
          </table:table-cell>
          <table:table-cell table:style-name="ce4" table:formula="of:=[.Y3]" office:value-type="float" office:value="18.21">
            <text:p>18.21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9.7188206094873">
            <text:p>19.7188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2.57">
            <text:p>12.5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3.4767413759851">
            <text:p>13.4767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98">
            <text:p>11.98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844181518242">
            <text:p>12.8442</text:p>
          </table:table-cell>
          <table:table-cell table:style-name="ce4" table:formula="of:=[.V4]" office:value-type="float" office:value="12.95">
            <text:p>12.95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3.8841528097858">
            <text:p>13.8842</text:p>
          </table:table-cell>
          <table:table-cell table:style-name="ce4" table:formula="of:=[.Y4]" office:value-type="float" office:value="18.21">
            <text:p>18.21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9.5235847618687">
            <text:p>19.5236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2.57">
            <text:p>12.5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3.3433082930546">
            <text:p>13.3433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98">
            <text:p>11.98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7170114042">
            <text:p>12.7170</text:p>
          </table:table-cell>
          <table:table-cell table:style-name="ce4" table:formula="of:=[.V5]" office:value-type="float" office:value="12.95">
            <text:p>12.95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3.746685950283">
            <text:p>13.7467</text:p>
          </table:table-cell>
          <table:table-cell table:style-name="ce4" table:formula="of:=[.Y5]" office:value-type="float" office:value="18.21">
            <text:p>18.21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9.3302819424442">
            <text:p>19.3303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2.57">
            <text:p>12.5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3.211196329757">
            <text:p>13.2112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98">
            <text:p>11.98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591100400198">
            <text:p>12.5911</text:p>
          </table:table-cell>
          <table:table-cell table:style-name="ce4" table:formula="of:=[.V6]" office:value-type="float" office:value="12.95">
            <text:p>12.95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3.610580148795">
            <text:p>13.6106</text:p>
          </table:table-cell>
          <table:table-cell table:style-name="ce4" table:formula="of:=[.Y6]" office:value-type="float" office:value="18.21">
            <text:p>18.21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9.138893012321">
            <text:p>19.1389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2.57">
            <text:p>12.5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0803924057">
            <text:p>13.0804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98">
            <text:p>11.98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2.4664360398">
            <text:p>12.4664</text:p>
          </table:table-cell>
          <table:table-cell table:style-name="ce4" table:formula="of:=[.V7]" office:value-type="float" office:value="12.95">
            <text:p>12.95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3.4758219295">
            <text:p>13.4758</text:p>
          </table:table-cell>
          <table:table-cell table:style-name="ce4" table:formula="of:=[.Y7]" office:value-type="float" office:value="18.21">
            <text:p>18.21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8.9493990221">
            <text:p>18.9494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2.57">
            <text:p>12.5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2.95088357">
            <text:p>12.950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98">
            <text:p>11.98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2.34300598">
            <text:p>12.3430</text:p>
          </table:table-cell>
          <table:table-cell table:style-name="ce4" table:formula="of:=[.V8]" office:value-type="float" office:value="12.95">
            <text:p>12.95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3.34239795">
            <text:p>13.3424</text:p>
          </table:table-cell>
          <table:table-cell table:style-name="ce4" table:formula="of:=[.Y8]" office:value-type="float" office:value="18.21">
            <text:p>18.21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8.76178121">
            <text:p>18.7618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2.57">
            <text:p>12.5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2.822657">
            <text:p>12.822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98">
            <text:p>11.98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2.220798">
            <text:p>12.2208</text:p>
          </table:table-cell>
          <table:table-cell table:style-name="ce4" table:formula="of:=[.V9]" office:value-type="float" office:value="12.95">
            <text:p>12.95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3.210295">
            <text:p>13.2103</text:p>
          </table:table-cell>
          <table:table-cell table:style-name="ce4" table:formula="of:=[.Y9]" office:value-type="float" office:value="18.21">
            <text:p>18.21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8.576021">
            <text:p>18.5760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2.57">
            <text:p>12.5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2.6957">
            <text:p>12.695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98">
            <text:p>11.98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2.0998">
            <text:p>12.0998</text:p>
          </table:table-cell>
          <table:table-cell table:style-name="ce4" table:formula="of:=[.V10]" office:value-type="float" office:value="12.95">
            <text:p>12.95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3.0795">
            <text:p>13.0795</text:p>
          </table:table-cell>
          <table:table-cell table:style-name="ce4" table:formula="of:=[.Y10]" office:value-type="float" office:value="18.21">
            <text:p>18.21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8.3921">
            <text:p>18.3921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2.57">
            <text:p>12.5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2.57">
            <text:p>12.5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98">
            <text:p>11.98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98">
            <text:p>11.9800</text:p>
          </table:table-cell>
          <table:table-cell table:style-name="ce4" table:formula="of:=[.V11]" office:value-type="float" office:value="12.95">
            <text:p>12.95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2.95">
            <text:p>12.9500</text:p>
          </table:table-cell>
          <table:table-cell table:style-name="ce4" table:formula="of:=[.Y11]" office:value-type="float" office:value="18.21">
            <text:p>18.21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8.21">
            <text:p>18.21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2.57">
            <text:p>12.5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2.4455445544554">
            <text:p>12.445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98">
            <text:p>11.98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8613861386139">
            <text:p>11.8614</text:p>
          </table:table-cell>
          <table:table-cell table:style-name="ce4" table:formula="of:=[.V12]" office:value-type="float" office:value="12.95">
            <text:p>12.95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2.8217821782178">
            <text:p>12.8218</text:p>
          </table:table-cell>
          <table:table-cell table:style-name="ce4" table:formula="of:=[.Y12]" office:value-type="float" office:value="18.21">
            <text:p>18.21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8.029702970297">
            <text:p>18.0297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2.57">
            <text:p>12.5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2.322321341045">
            <text:p>12.322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98">
            <text:p>11.98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7439466718949">
            <text:p>11.7439</text:p>
          </table:table-cell>
          <table:table-cell table:style-name="ce4" table:formula="of:=[.V13]" office:value-type="float" office:value="12.95">
            <text:p>12.95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2.6948338398196">
            <text:p>12.6948</text:p>
          </table:table-cell>
          <table:table-cell table:style-name="ce4" table:formula="of:=[.Y13]" office:value-type="float" office:value="18.21">
            <text:p>18.21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7.8511910597">
            <text:p>17.8512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2.57">
            <text:p>12.5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2003181594505">
            <text:p>12.200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98">
            <text:p>11.98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6276699721732">
            <text:p>11.6277</text:p>
          </table:table-cell>
          <table:table-cell table:style-name="ce4" table:formula="of:=[.V14]" office:value-type="float" office:value="12.95">
            <text:p>12.95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2.569142415663">
            <text:p>12.5691</text:p>
          </table:table-cell>
          <table:table-cell table:style-name="ce4" table:formula="of:=[.Y14]" office:value-type="float" office:value="18.21">
            <text:p>18.21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7.6744465937624">
            <text:p>17.6744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2.57">
            <text:p>12.5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079522930149">
            <text:p>12.079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98">
            <text:p>11.98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5125445269041">
            <text:p>11.5125</text:p>
          </table:table-cell>
          <table:table-cell table:style-name="ce4" table:formula="of:=[.V15]" office:value-type="float" office:value="12.95">
            <text:p>12.95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2.4446954610525">
            <text:p>12.4447</text:p>
          </table:table-cell>
          <table:table-cell table:style-name="ce4" table:formula="of:=[.Y15]" office:value-type="float" office:value="18.21">
            <text:p>18.21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7.4994520730321">
            <text:p>17.4995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2.57">
            <text:p>12.5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1.9599236932168">
            <text:p>11.9599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98">
            <text:p>11.98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1.3985589375288">
            <text:p>11.3986</text:p>
          </table:table-cell>
          <table:table-cell table:style-name="ce4" table:formula="of:=[.V16]" office:value-type="float" office:value="12.95">
            <text:p>12.95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2.3214806545074">
            <text:p>12.3215</text:p>
          </table:table-cell>
          <table:table-cell table:style-name="ce4" table:formula="of:=[.Y16]" office:value-type="float" office:value="18.21">
            <text:p>18.21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7.3261901713189">
            <text:p>17.3262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2.57">
            <text:p>12.5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1.8415086071454">
            <text:p>11.841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98">
            <text:p>11.98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1.2857019183454">
            <text:p>11.2857</text:p>
          </table:table-cell>
          <table:table-cell table:style-name="ce4" table:formula="of:=[.V17]" office:value-type="float" office:value="12.95">
            <text:p>12.95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2.199485796542">
            <text:p>12.1995</text:p>
          </table:table-cell>
          <table:table-cell table:style-name="ce4" table:formula="of:=[.Y17]" office:value-type="float" office:value="18.21">
            <text:p>18.21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7.1546437339791">
            <text:p>17.1546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2.57">
            <text:p>12.5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1.7242659476687">
            <text:p>11.7243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98">
            <text:p>11.98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1.1739622953915">
            <text:p>11.1740</text:p>
          </table:table-cell>
          <table:table-cell table:style-name="ce4" table:formula="of:=[.V18]" office:value-type="float" office:value="12.95">
            <text:p>12.95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2.0786988084574">
            <text:p>12.0787</text:p>
          </table:table-cell>
          <table:table-cell table:style-name="ce4" table:formula="of:=[.Y18]" office:value-type="float" office:value="18.21">
            <text:p>18.21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6.9847957762169">
            <text:p>16.9848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2.57">
            <text:p>12.5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1.6081841066027">
            <text:p>11.6082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98">
            <text:p>11.98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1.0633290053381">
            <text:p>11.0633</text:p>
          </table:table-cell>
          <table:table-cell table:style-name="ce4" table:formula="of:=[.V19]" office:value-type="float" office:value="12.95">
            <text:p>12.95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1.9591077311459">
            <text:p>11.9591</text:p>
          </table:table-cell>
          <table:table-cell table:style-name="ce4" table:formula="of:=[.Y19]" office:value-type="float" office:value="18.21">
            <text:p>18.21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6.8166294814029">
            <text:p>16.8166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2.57">
            <text:p>12.5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1.4932515906957">
            <text:p>11.493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98">
            <text:p>11.98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9537910943942">
            <text:p>10.9538</text:p>
          </table:table-cell>
          <table:table-cell table:style-name="ce4" table:formula="of:=[.V20]" office:value-type="float" office:value="12.95">
            <text:p>12.95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1.8407007239069">
            <text:p>11.8407</text:p>
          </table:table-cell>
          <table:table-cell table:style-name="ce4" table:formula="of:=[.Y20]" office:value-type="float" office:value="18.21">
            <text:p>18.21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6.6501281994088">
            <text:p>16.6501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2.57">
            <text:p>12.5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3794570204908">
            <text:p>11.379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98">
            <text:p>11.98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8453377172219">
            <text:p>10.8453</text:p>
          </table:table-cell>
          <table:table-cell table:style-name="ce4" table:formula="of:=[.V21]" office:value-type="float" office:value="12.95">
            <text:p>12.95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1.7234660632741">
            <text:p>11.7235</text:p>
          </table:table-cell>
          <table:table-cell table:style-name="ce4" table:formula="of:=[.Y21]" office:value-type="float" office:value="18.21">
            <text:p>18.21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6.4852754449592">
            <text:p>16.485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8.83">
            <text:p>18.83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20.800034621493">
            <text:p>20.8000</text:p>
          </table:table-cell>
          <table:table-cell table:style-name="ce3" office:value-type="float" office:value="1.344">
            <text:p>1.34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48461213655266">
            <text:p>1.4846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8.83">
            <text:p>18.83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20.5940936846465">
            <text:p>20.5941</text:p>
          </table:table-cell>
          <table:table-cell table:style-name="ce4" table:formula="of:=[.Y25]" office:value-type="float" office:value="1.344">
            <text:p>1.34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46991300648778">
            <text:p>1.46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8.83">
            <text:p>18.83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20.3901917669768">
            <text:p>20.3902</text:p>
          </table:table-cell>
          <table:table-cell table:style-name="ce4" table:formula="of:=[.Y26]" office:value-type="float" office:value="1.344">
            <text:p>1.34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45535941236414">
            <text:p>1.4554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8.83">
            <text:p>18.83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20.188308680175">
            <text:p>20.1883</text:p>
          </table:table-cell>
          <table:table-cell table:style-name="ce4" table:formula="of:=[.Y27]" office:value-type="float" office:value="1.344">
            <text:p>1.34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44094991323182">
            <text:p>1.440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8.83">
            <text:p>18.83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9.9884244358168">
            <text:p>19.9884</text:p>
          </table:table-cell>
          <table:table-cell table:style-name="ce4" table:formula="of:=[.Y28]" office:value-type="float" office:value="1.344">
            <text:p>1.34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42668308240774">
            <text:p>1.4267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8.83">
            <text:p>18.83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9.790519243383">
            <text:p>19.7905</text:p>
          </table:table-cell>
          <table:table-cell table:style-name="ce4" table:formula="of:=[.Y29]" office:value-type="float" office:value="1.344">
            <text:p>1.34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4125575073344">
            <text:p>1.4126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8.83">
            <text:p>18.83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9.5945735083">
            <text:p>19.5946</text:p>
          </table:table-cell>
          <table:table-cell table:style-name="ce4" table:formula="of:=[.Y30]" office:value-type="float" office:value="1.344">
            <text:p>1.34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39857178944">
            <text:p>1.398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8.83">
            <text:p>18.83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9.40056783">
            <text:p>19.4006</text:p>
          </table:table-cell>
          <table:table-cell table:style-name="ce4" table:formula="of:=[.Y31]" office:value-type="float" office:value="1.344">
            <text:p>1.34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384724544">
            <text:p>1.3847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8.83">
            <text:p>18.83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9.208483">
            <text:p>19.2085</text:p>
          </table:table-cell>
          <table:table-cell table:style-name="ce4" table:formula="of:=[.Y32]" office:value-type="float" office:value="1.344">
            <text:p>1.34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3710144">
            <text:p>1.3710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8.83">
            <text:p>18.83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9.0183">
            <text:p>19.0183</text:p>
          </table:table-cell>
          <table:table-cell table:style-name="ce4" table:formula="of:=[.Y33]" office:value-type="float" office:value="1.344">
            <text:p>1.34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35744">
            <text:p>1.3574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8.83">
            <text:p>18.83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8.83">
            <text:p>18.8300</text:p>
          </table:table-cell>
          <table:table-cell table:style-name="ce4" table:formula="of:=[.Y34]" office:value-type="float" office:value="1.344">
            <text:p>1.34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344">
            <text:p>1.34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8.83">
            <text:p>18.83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8.6435643564356">
            <text:p>18.6436</text:p>
          </table:table-cell>
          <table:table-cell table:style-name="ce4" table:formula="of:=[.Y35]" office:value-type="float" office:value="1.344">
            <text:p>1.34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33069306930693">
            <text:p>1.3307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8.83">
            <text:p>18.83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8.4589746103323">
            <text:p>18.4590</text:p>
          </table:table-cell>
          <table:table-cell table:style-name="ce4" table:formula="of:=[.Y36]" office:value-type="float" office:value="1.344">
            <text:p>1.34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3175178904029">
            <text:p>1.3175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8.83">
            <text:p>18.83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8.2762124854775">
            <text:p>18.2762</text:p>
          </table:table-cell>
          <table:table-cell table:style-name="ce4" table:formula="of:=[.Y37]" office:value-type="float" office:value="1.344">
            <text:p>1.34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30447315881475">
            <text:p>1.3045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8.83">
            <text:p>18.83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8.0952598866114">
            <text:p>18.0953</text:p>
          </table:table-cell>
          <table:table-cell table:style-name="ce4" table:formula="of:=[.Y38]" office:value-type="float" office:value="1.344">
            <text:p>1.34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29155758298491">
            <text:p>1.2916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8.83">
            <text:p>18.83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7.9160988976351">
            <text:p>17.9161</text:p>
          </table:table-cell>
          <table:table-cell table:style-name="ce4" table:formula="of:=[.Y39]" office:value-type="float" office:value="1.344">
            <text:p>1.34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27876988414347">
            <text:p>1.2788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8.83">
            <text:p>18.83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7.7387117798367">
            <text:p>17.7387</text:p>
          </table:table-cell>
          <table:table-cell table:style-name="ce4" table:formula="of:=[.Y40]" office:value-type="float" office:value="1.344">
            <text:p>1.34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26610879618165">
            <text:p>1.2661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8.83">
            <text:p>18.83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7.5630809701354">
            <text:p>17.5631</text:p>
          </table:table-cell>
          <table:table-cell table:style-name="ce4" table:formula="of:=[.Y41]" office:value-type="float" office:value="1.344">
            <text:p>1.34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25357306552639">
            <text:p>1.2536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8.83">
            <text:p>18.83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7.3891890793419">
            <text:p>17.3892</text:p>
          </table:table-cell>
          <table:table-cell table:style-name="ce4" table:formula="of:=[.Y42]" office:value-type="float" office:value="1.344">
            <text:p>1.34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24116145101623">
            <text:p>1.2412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8.83">
            <text:p>18.83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7.2170188904376">
            <text:p>17.2170</text:p>
          </table:table-cell>
          <table:table-cell table:style-name="ce4" table:formula="of:=[.Y43]" office:value-type="float" office:value="1.344">
            <text:p>1.34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22887272377844">
            <text:p>1.2289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8.83">
            <text:p>18.83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7.0465533568689">
            <text:p>17.0466</text:p>
          </table:table-cell>
          <table:table-cell table:style-name="ce4" table:formula="of:=[.Y44]" office:value-type="float" office:value="1.344">
            <text:p>1.34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21670566710737">
            <text:p>1.216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66761">
            <text:p>1966761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796610">
            <text:p>796610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2023849">
            <text:p>202384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2015／04／07</text:date>, <text:time>15:55:1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07T15:55:13.98</dc:date>
    <meta:editing-duration>P29DT15M35S</meta:editing-duration>
    <meta:editing-cycles>87</meta:editing-cycles>
    <meta:generator>OpenOffice/4.1.1$Win32 OpenOffice.org_project/411m6$Build-9775</meta:generator>
    <meta:document-statistic meta:table-count="6" meta:cell-count="3417" meta:object-count="0"/>
  </office:meta>
</office:document-meta>
</file>